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fill-color="#800000" draw:opacity="50%" draw:textarea-horizontal-align="center" draw:textarea-vertical-align="middle" draw:shadow-opacity="50%"/>
    </style:style>
    <style:style style:name="gr3" style:family="graphic" style:parent-style-name="standard">
      <style:graphic-properties draw:fill-color="#00ff00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cm" svg:height="1cm" svg:x="6cm" svg:y="12cm">
          <text:p/>
        </draw:rect>
        <draw:polygon draw:style-name="gr2" draw:text-style-name="P1" draw:layer="layout" svg:width="11.499cm" svg:height="2.999cm" svg:x="3.5cm" svg:y="18.5cm" svg:viewBox="0 0 11500 3000" draw:points="0,1000 500,0 11500,500 2500,3000">
          <text:p text:style-name="P1">7jh</text:p>
        </draw:polygon>
        <draw:polygon draw:style-name="gr3" draw:text-style-name="P1" draw:layer="layout" svg:width="8.499cm" svg:height="6.299cm" svg:x="8cm" svg:y="6.7cm" svg:viewBox="0 0 8500 6300" draw:points="2000,1000 4000,1000 4500,500 5500,800 7500,800 8500,0 8500,5500 4500,5500 0,63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ml </meta:initial-creator>
    <meta:creation-date>2010-06-10T20:23:06.08</meta:creation-date>
    <dc:date>2010-06-17T09:37:27.45</dc:date>
    <dc:creator>jml </dc:creator>
    <meta:editing-duration>PT157H14M29S</meta:editing-duration>
    <meta:editing-cycles>2</meta:editing-cycles>
    <meta:generator>OpenOffice.org/3.1$Win32 OpenOffice.org_project/310m11$Build-9399</meta:generator>
    <meta:document-statistic meta:object-count="3"/>
  </office:meta>
</office:document-meta>
</file>